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12_21-20-4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2-13_02-39-52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12-13_10-10-47_000.jpg</text:p>
          </table:table-cell>
          <table:table-cell table:style-name="ce27" office:value-type="string">
            <text:p>:m :PHOTO 起きた時刻 / 2022</text:p>
          </table:table-cell>
          <table:table-cell table:style-name="ce20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12-13_10-11-08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2-13_10-16-34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2-13_11-48-12_000.jpg</text:p>
          </table:table-cell>
          <table:table-cell table:style-name="ce27" office:value-type="string">
            <text:p>:PHOTO 記録 / 文書　/ occasion=時節ごとの行事 / for=リスト：用意するもの：冬至の行事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 / 文書　/ occasion=時節ごとの行事 / for=リスト：用意するもの：冬至の行事 / doc=~,other=~">
            <text:p>:PHOTO 記録 / 文書　/ occasion=時節ごとの行事 / for=リスト：用意するもの：冬至の行事 / doc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2-13_13-34-4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12-13_14-51-02_000.jpg</text:p>
          </table:table-cell>
          <table:table-cell table:style-name="ce28" office:value-type="string">
            <text:p>:m #*# RES / free# S87DP9 記事読み / id=B5NY(browser=yandex) / media=sputnik:chinese / theme=EU：天然ガス：不足,content=不足量、発表：EU主席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#*# RES / free# S87DP9 記事読み / id=B5NY(browser=yandex) / media=sputnik:chinese / theme=EU：天然ガス：不足,content=不足量、発表：EU主席,other=~">
            <text:p>:m #*# RES / free# S87DP9 記事読み / id=B5NY(browser=yandex) / media=sputnik:chinese / theme=EU：天然ガス：不足,content=不足量、発表：EU主席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2-13_15-29-44_000.jpg</text:p>
          </table:table-cell>
          <table:table-cell table:style-name="ce27" office:value-type="string">
            <text:p>:PHOTO 記録 / 文書：コレポン / #*# / about=コロナワクチン：接種：申し込み,with=福島内科医院,content=予約を取る：３回目,other=~ / N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 / 文書：コレポン / #*# / about=コロナワクチン：接種：申し込み,with=福島内科医院,content=予約を取る：３回目,other=~ / N+">
            <text:p>:PHOTO 記録 / 文書：コレポン / #*# / about=コロナワクチン：接種：申し込み,with=福島内科医院,content=予約を取る：３回目,other=~ / N+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13_17-07-10_000.jpg</text:p>
          </table:table-cell>
          <table:table-cell table:style-name="ce27" office:value-type="string">
            <text:p>:m dessin,sketch / des. object=鵲[カササギ / genre=動物：鳥,source=~,location=~,other=~,memo~,found~,id=~,occasion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dessin,sketch / des. object=鵲[カササギ / genre=動物：鳥,source=~,location=~,other=~,memo~,found~,id=~,occasion=~">
            <text:p>:m dessin,sketch / des. object=鵲[カササギ / genre=動物：鳥,source=~,location=~,other=~,memo~,found~,id=~,occasion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2-12-13_17-57-00_000.jpg</text:p>
          </table:table-cell>
          <table:table-cell table:style-name="ce27" office:value-type="string">
            <text:p>:m RES 1*1 / free# JVEMV6 83#_59:1 / 83. chemistry / topics=グリーン化学：水素経済,w=苛性ソーダ；苛性カリ,s=~,i=~,other=~,next=~,doc=r-2-1~1.2:f-8.7#R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1*1 / free# JVEMV6 83#_59:1 / 83. chemistry / topics=グリーン化学：水素経済,w=苛性ソーダ；苛性カリ,s=~,i=~,other=~,next=~,doc=r-2-1~1.2:f-8.7#R.1">
            <text:p>:m RES 1*1 / free# JVEMV6 83#_59:1 / 83. chemistry / topics=グリーン化学：水素経済,w=苛性ソーダ；苛性カリ,s=~,i=~,other=~,next=~,doc=r-2-1~1.2:f-8.7#R.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4">2022/12/14</text:date>, <text:time>10:2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4T10:26:29.55</dc:date>
    <dc:creator>iwabuchi ken</dc:creator>
    <meta:editing-duration>P51DT19H49M46S</meta:editing-duration>
    <meta:editing-cycles>16693</meta:editing-cycles>
    <meta:document-statistic meta:table-count="2" meta:cell-count="918" meta:object-count="0"/>
    <meta:user-defined meta:name="qrichtext">1</meta:user-defined>
  </office:meta>
</office:document-meta>
</file>